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2pt"/>
    </style:style>
    <style:style style:name="P3" style:family="paragraph">
      <style:text-properties style:font-name="Liberation Sans"/>
    </style:style>
    <style:style style:name="P4" style:family="paragraph">
      <style:paragraph-properties fo:text-align="center"/>
      <style:text-properties style:font-name="Liberation Sans" fo:font-weight="normal" style:font-weight-asian="normal" style:font-weight-complex="normal"/>
    </style:style>
    <style:style style:name="P5" style:family="paragraph">
      <style:text-properties fo:font-size="12pt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fill="solid" draw:fill-color="#729fcf" draw:textarea-horizontal-align="justify" draw:textarea-vertical-align="middle" draw:auto-grow-height="false" style:run-through="foreground"/>
    </style:style>
    <style:style style:name="gr5" style:family="graphic">
      <style:graphic-properties svg:stroke-color="#66cc00" draw:fill-color="#579d1c" draw:textarea-horizontal-align="justify" draw:textarea-vertical-align="middle" draw:auto-grow-height="false" style:run-through="foreground"/>
    </style:style>
    <style:style style:name="gr6" style:family="graphic">
      <style:graphic-properties draw:stroke="dash" draw:stroke-dash="Dashed_20__28_var_29_" svg:stroke-color="#333333" draw:fill="solid" draw:fill-color="#eeeeee" draw:textarea-horizontal-align="justify" draw:textarea-vertical-align="middle" draw:auto-grow-height="false" style:run-through="foreground"/>
    </style:style>
    <style:style style:name="gr7" style:family="graphic">
      <style:graphic-properties draw:stroke="solid" draw:stroke-dash="Ultrafine_20_Dotted_20__28_var_29_" svg:stroke-color="#333333" draw:fill="solid" draw:fill-color="#ccff99" draw:textarea-horizontal-align="justify" draw:textarea-vertical-align="middle" draw:auto-grow-height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draw:text-style-name="P2" svg:width="1.6488in" svg:height="0.7941in" svg:x="4.7201in" svg:y="-0.5327in"><text:p text:style-name="P1"><text:span text:style-name="T1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"><draw:custom-shape draw:style-name="gr2" svg:width="0.698in" svg:height="0.7606in" svg:x="6.6457in" svg:y="-0.4453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2" svg:width="0.698in" svg:height="0.7606in" svg:x="6.5618in" svg:y="-0.4016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draw:custom-shape draw:style-name="gr2" svg:width="0.698in" svg:height="0.7606in" svg:x="6.4681in" svg:y="-0.3535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2" draw:text-style-name="P3" svg:width="1.6461in" svg:height="0.7921in" svg:x="-0.2799in" svg:y="-0.3972in"><text:p text:style-name="P1"><text:span text:style-name="T2">Swift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3" svg:width="1.6461in" svg:height="0.7921in" svg:x="4.6366in" svg:y="-0.4598in"><text:p text:style-name="P1"><text:span text:style-name="T2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3" svg:width="1.6461in" svg:height="0.7921in" svg:x="2.1472in" svg:y="-0.3764in"><text:p text:style-name="P1"><text:span text:style-name="T2">Swift servi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3" svg:width="1.6461in" svg:height="0.7921in" svg:x="4.5744in" svg:y="-0.3764in"><text:p text:style-name="P1"><text:span text:style-name="T2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4" svg:width="7.3858in" svg:height="0.313in" svg:x="-0.2508in" svg:y="0.7819in"><text:p text:style-name="P1"><text:span text:style-name="T3">Shared File-syste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svg:width="0.2713in" svg:height="0.3752in" svg:x="6.6055in" svg:y="0.4071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draw:text-style-name="P5" svg:width="0.7831in" svg:height="0.2043in" svg:x="1.3646in" svg:y="-0.0472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svg:width="0.2406in" svg:height="0.3878in" svg:x="0.4465in" svg:y="0.3945in"><text:p/>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svg:width="0.2406in" svg:height="0.3878in" svg:x="5.3209in" svg:y="0.4154in"><text:p/>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draw:text-style-name="P5" svg:width="0.7831in" svg:height="0.2043in" svg:x="3.7917in" svg:y="-0.022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draw:text-style-name="P5" svg:width="0.4268in" svg:height="0.2043in" svg:x="6.2193in" svg:y="-0.076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7:44:04.893785031</meta:creation-date>
    <dc:date>2014-12-30T17:44:47.587793951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